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ans" fo:font-size="24pt" fo:font-weight="bold" officeooo:rsid="00161380" officeooo:paragraph-rsid="00161380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50%" fo:text-align="start" style:justify-single-word="false" fo:padding="0.051cm" fo:border-left="none" fo:border-right="none" fo:border-top="none" fo:border-bottom="0.06pt solid #000000" style:join-border="false"/>
      <style:text-properties style:font-name="Liberation Sans" fo:font-size="48pt" fo:font-style="italic" fo:font-weight="bold" officeooo:rsid="00161380" officeooo:paragraph-rsid="00161380" style:font-size-asian="48pt" style:font-style-asian="italic" style:font-weight-asian="bold" style:font-size-complex="48pt" style:font-style-complex="italic" style:font-weight-complex="bold"/>
    </style:style>
    <style:style style:name="P3" style:family="paragraph" style:parent-style-name="Standard">
      <style:paragraph-properties fo:line-height="150%" fo:padding="0cm" fo:border="none" style:join-border="false"/>
      <style:text-properties style:font-name="Liberation Sans" fo:font-size="24pt" fo:font-weight="bold" officeooo:rsid="00161c8d" officeooo:paragraph-rsid="00161c8d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line-height="150%" fo:padding="0cm" fo:border="none"/>
      <style:text-properties style:font-name="Liberation Sans" officeooo:rsid="00161380" officeooo:paragraph-rsid="00161380"/>
    </style:style>
    <style:style style:name="P5" style:family="paragraph" style:parent-style-name="Text_20_body">
      <style:paragraph-properties fo:line-height="150%" fo:padding="0cm" fo:border="none"/>
      <style:text-properties style:font-name="Liberation Sans" fo:font-size="24pt" fo:font-weight="bold" officeooo:rsid="0018a3d1" officeooo:paragraph-rsid="0018a3d1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paragraph-properties fo:line-height="150%" fo:padding="0cm" fo:border="none"/>
      <style:text-properties style:font-name="Liberation Sans" officeooo:rsid="00161380" officeooo:paragraph-rsid="00161380"/>
    </style:style>
    <style:style style:name="P7" style:family="paragraph" style:parent-style-name="Text_20_body" style:list-style-name="L2">
      <style:paragraph-properties fo:line-height="150%" fo:padding="0cm" fo:border="none"/>
      <style:text-properties style:font-name="Liberation Sans" officeooo:rsid="0018a3d1" officeooo:paragraph-rsid="0018a3d1"/>
    </style:style>
    <style:style style:name="T1" style:family="text">
      <style:text-properties officeooo:rsid="0016a2ce"/>
    </style:style>
    <style:style style:name="T2" style:family="text">
      <style:text-properties officeooo:rsid="001a01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ographical Topology</text:p>
      <text:p text:style-name="P1">Goals</text:p>
      <text:list xml:id="list2913880288372563794" text:style-name="L1">
        <text:list-item>
          <text:p text:style-name="P6">Generate a heightmap using faultlines and layered strata of varying hardness</text:p>
        </text:list-item>
        <text:list-item>
          <text:p text:style-name="P6">make faultlines by walking through a piece of terrain, deleting a layer along the walk</text:p>
        </text:list-item>
        <text:list-item>
          <text:p text:style-name="P6">strata are defined to have static hardness and varying thickness within certain bounds</text:p>
        </text:list-item>
        <text:list-item>
          <text:p text:style-name="P6">mass is conserved, multiplying the remaining matter to reconstitute it</text:p>
        </text:list-item>
      </text:list>
      <text:p text:style-name="P3">Means</text:p>
      <text:p text:style-name="P4"><text:tab/>This will be accomplished by making an object to hold the map data. It will know the number of layers it contains, along with the total_height() for all layers at each position. It can erode(layer_index), removing material for the layer_index layer (0 is the top layer), and layers below that, each according to their hardness multiplier, returning the actual height difference. It can be asked for it's heightmap(), a dumb copy of all layers combined.</text:p>
      <text:p text:style-name="P4"><text:tab/>A second object will hold each layer's data, storing its hardness, height at each position, and <text:span text:style-name="T1">total volume. It can reconstitute() its volume.</text:span></text:p>
      <text:p text:style-name="P5">Methodology</text:p>
      <text:list xml:id="list7509072350364784872" text:style-name="L2">
        <text:list-item>
          <text:p text:style-name="P7"><text:span text:style-name="T1">G</text:span>enerate a large tuple of layers</text:p>
        </text:list-item>
        <text:list-item>
          <text:p text:style-name="P7">make a main map composing all the layers together</text:p>
        </text:list-item>
        <text:list-item>
          <text:p text:style-name="P7">perturb it though its functions to add fault lines and mountains</text:p>
        </text:list-item>
        <text:list-item>
          <text:p text:style-name="P7">erode it using thermal and hydraulic erosion, <text:span text:style-name="T2">based on the hardness of each lay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7:43:48.178000000</meta:creation-date>
    <dc:date>2014-03-14T01:06:24.28</dc:date>
    <meta:editing-duration>PT4H50M25S</meta:editing-duration>
    <meta:editing-cycles>6</meta:editing-cycles>
    <meta:generator>LibreOffice/4.0.4.2$Windows_x86 LibreOffice_project/9e9821abd0ffdbc09cd8c52eaa574fa09eb08f2</meta:generator>
    <meta:print-date>2014-03-11T18:31:22.789000000</meta:print-date>
    <meta:document-statistic meta:table-count="0" meta:image-count="0" meta:object-count="0" meta:page-count="1" meta:paragraph-count="14" meta:word-count="200" meta:character-count="1199" meta:non-whitespace-character-count="1019"/>
  </office:meta>
</office:document-meta>
</file>